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28" table:style-name="ro1">
          <table:table-cell table:number-columns-repeated="16384"/>
        </table:table-row>
        <table:table-row table:style-name="ro1">
          <table:table-cell table:number-columns-repeated="496"/>
          <table:table-cell table:style-name="ce2"/>
          <table:table-cell office:value-type="string" table:style-name="ce2">
            <text:p>ms_percent_big</text:p>
          </table:table-cell>
          <table:table-cell table:number-columns-repeated="3" table:style-name="ce2"/>
          <table:table-cell office:value-type="string" table:style-name="ce2">
            <text:p>spell_dmg_big</text:p>
          </table:table-cell>
          <table:table-cell table:number-columns-repeated="522" table:style-name="ce2"/>
          <table:table-cell table:number-columns-repeated="15360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ana_regen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s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onjurer_trait</text:p>
          </table:table-cell>
          <table:table-cell table:number-columns-repeated="8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8" table:style-name="ce2"/>
          <table:table-cell office:value-type="string" table:style-name="ce2">
            <text:p>pain_control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0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ana_percent_major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major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7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5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6" table:style-name="ce2"/>
          <table:table-cell office:value-type="string" table:style-name="ce2">
            <text:p>hp_percent_small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7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1" table:style-name="ce2"/>
          <table:table-cell office:value-type="string" table:style-name="ce2">
            <text:p>wis_small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magical_lif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wat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ea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staff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office:value-type="string" table:style-name="ce2">
            <text:p>pocket_capacito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ster_trait</text:p>
          </table:table-cell>
          <table:table-cell table:number-columns-repeated="15834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area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area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roj_speed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elemental_all_dmg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elemental_purity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26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6" table:style-name="ce2"/>
          <table:table-cell office:value-type="string" table:style-name="ce2">
            <text:p>oversee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natu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esourceful_trait</text:p>
          </table:table-cell>
          <table:table-cell table:number-columns-repeated="474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proj_speed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7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fi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increased_duratio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eed_mastery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ammer_dmg_percent_big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phys_to_natu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ms_percent_small</text:p>
          </table:table-cell>
          <table:table-cell table:number-columns-repeated="6" table:style-name="ce2"/>
          <table:table-cell office:value-type="string" table:style-name="ce2">
            <text:p>ms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mana_regen_percent_small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mana_percent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number-columns-repeated="15841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xe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hammer_dmg_percent_major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axe_ele_dmg_percent_major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hulker_shell_trait</text:p>
          </table:table-cell>
          <table:table-cell table:number-columns-repeated="8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8" table:style-name="ce2"/>
          <table:table-cell office:value-type="string" table:style-name="ce2">
            <text:p>avatar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15858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4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522" table:style-name="ce2"/>
          <table:table-cell table:number-columns-repeated="15360"/>
        </table:table-row>
        <table:table-row table:number-rows-repeated="41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Kelvin</dc:creator>
    <dc:date>2022-08-15T15:06:43Z</dc:date>
    <meta:editing-cycles>30</meta:editing-cycles>
    <meta:editing-duration>PT10832S</meta:editing-duration>
  </office:meta>
</office:document-meta>
</file>